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893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5217in"/>
    </style:style>
    <style:style style:name="co11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1.9508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2.8445in"/>
    </style:style>
    <style:style style:name="co18" style:family="table-column">
      <style:table-column-properties fo:break-before="auto" style:column-width="1.8291in"/>
    </style:style>
    <style:style style:name="co19" style:family="table-column">
      <style:table-column-properties fo:break-before="auto" style:column-width="0.6146in"/>
    </style:style>
    <style:style style:name="co20" style:family="table-column">
      <style:table-column-properties fo:break-before="auto" style:column-width="1.7508in"/>
    </style:style>
    <style:style style:name="co21" style:family="table-column">
      <style:table-column-properties fo:break-before="auto" style:column-width="2.3945in"/>
    </style:style>
    <style:style style:name="co22" style:family="table-column">
      <style:table-column-properties fo:break-before="auto" style:column-width="2.4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4000"/>
    </style:style>
    <style:style style:name="ce7" style:family="table-cell" style:parent-style-name="Default" style:data-style-name="N100">
      <style:table-cell-properties fo:background-color="#81d41a"/>
    </style:style>
    <style:style style:name="ce11" style:family="table-cell" style:parent-style-name="Default" style:data-style-name="N100">
      <style:table-cell-properties fo:background-color="#2a6099"/>
    </style:style>
    <style:style style:name="ce9" style:family="table-cell" style:parent-style-name="Default" style:data-style-name="N100">
      <style:table-cell-properties fo:background-color="#2a6099"/>
    </style:style>
    <style:style style:name="ce13" style:family="table-cell" style:parent-style-name="Default" style:data-style-name="N100">
      <style:table-cell-properties fo:background-color="#ffff00"/>
    </style:style>
    <style:style style:name="ce10" style:family="table-cell" style:parent-style-name="Default" style:data-style-name="N100">
      <style:table-cell-properties fo:background-color="#ffff00"/>
    </style:style>
    <style:style style:name="ce17" style:family="table-cell" style:parent-style-name="Default" style:data-style-name="N100">
      <style:table-cell-properties fo:background-color="#ff4000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 style:data-style-name="N100">
      <style:table-cell-properties fo:background-color="#ff0000"/>
    </style:style>
    <style:style style:name="ce20" style:family="table-cell" style:parent-style-name="Default">
      <style:table-cell-properties fo:background-color="#ffa6a6"/>
    </style:style>
    <style:style style:name="ce21" style:family="table-cell" style:parent-style-name="Default" style:data-style-name="N100">
      <style:table-cell-properties fo:background-color="#ffa6a6"/>
    </style:style>
    <style:style style:name="ce22" style:family="table-cell" style:parent-style-name="Default">
      <style:table-cell-properties fo:background-color="#729fcf"/>
    </style:style>
    <style:style style:name="ce23" style:family="table-cell" style:parent-style-name="Default" style:data-style-name="N100">
      <style:table-cell-properties fo:background-color="#729fcf"/>
    </style:style>
    <style:style style:name="ce25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8])" table:allow-empty-cell="true" table:display-list="unsorted" table:base-cell-address="MTSU.A3">
          <table:error-message table:message-type="stop" table:display="true"/>
        </table:content-validation>
        <table:content-validation table:name="val2" table:condition="of:cell-content-is-in-list([$Data.$B$1:$Data.$B$69])" table:allow-empty-cell="true" table:display-list="unsorted" table:base-cell-address="MTSU.B3">
          <table:error-message table:message-type="stop" table:display="true"/>
        </table:content-validation>
        <table:content-validation table:name="val3" table:condition="of:cell-content-is-in-list([$Data.$C$1:$Data.$C$3])" table:allow-empty-cell="true" table:display-list="unsorted" table:base-cell-address="MTSU.C3">
          <table:error-message table:message-type="stop" table:display="true"/>
        </table:content-validation>
        <table:content-validation table:name="val4" table:condition="of:cell-content-is-in-list([$Data.$A$1:$Data.$A$8])" table:allow-empty-cell="true" table:display-list="unsorted" table:base-cell-address="MTSU.D3">
          <table:error-message table:message-type="stop" table:display="true"/>
        </table:content-validation>
        <table:content-validation table:name="val5" table:condition="of:cell-content-is-in-list([$Data.$B$1:$Data.$B$69])" table:allow-empty-cell="true" table:display-list="unsorted" table:base-cell-address="MTSU.E3">
          <table:error-message table:message-type="stop" table:display="true"/>
        </table:content-validation>
        <table:content-validation table:name="val6" table:condition="of:cell-content-is-in-list([$Data.$C$1:$Data.$C$3])" table:allow-empty-cell="true" table:display-list="unsorted" table:base-cell-address="MTSU.F3">
          <table:error-message table:message-type="stop" table:display="true"/>
        </table:content-validation>
        <table:content-validation table:name="val7" table:condition="of:cell-content-is-in-list([$Data.$B$1:$Data.$B$71])" table:allow-empty-cell="true" table:display-list="unsorted" table:base-cell-address="'South FL'.B3">
          <table:error-message table:message-type="stop" table:display="true"/>
        </table:content-validation>
        <table:content-validation table:name="val8" table:condition="of:cell-content-is-in-list([$Data.$B$1:$Data.$B$71])" table:allow-empty-cell="true" table:display-list="unsorted" table:base-cell-address="'South FL'.G5">
          <table:error-message table:message-type="stop" table:display="true"/>
        </table:content-validation>
        <table:content-validation table:name="val9" table:base-cell-address="'South FL'.D7">
          <table:error-message table:message-type="stop" table:display="true"/>
        </table:content-validation>
        <table:content-validation table:name="val10" table:condition="of:cell-content-is-in-list([$Data.$B$1:$Data.$B$71])" table:allow-empty-cell="true" table:display-list="unsorted" table:base-cell-address="'South FL'.G4">
          <table:error-message table:message-type="stop" table:display="true"/>
        </table:content-validation>
        <table:content-validation table:name="val11" table:condition="of:cell-content-is-in-list([$Data.$C$1:$Data.$C$3])" table:allow-empty-cell="true" table:display-list="unsorted" table:base-cell-address="Clanga.C3">
          <table:error-message table:message-type="stop" table:display="true"/>
        </table:content-validation>
        <table:content-validation table:name="val12" table:condition="of:cell-content-is-in-list([$Data.$C$1:$Data.$C$3])" table:allow-empty-cell="true" table:display-list="unsorted" table:base-cell-address="Clanga.H3">
          <table:error-message table:message-type="stop" table:display="true"/>
        </table:content-validation>
      </table:content-validations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12 Men on the Field</text:p>
          </table:table-cell>
          <table:table-cell office:value-type="string" calcext:value-type="string">
            <text:p>Enforced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Assisting the Runner</text:p>
          </table:table-cell>
          <table:table-cell office:value-type="string" calcext:value-type="string">
            <text:p>Declined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Block below the waist</text:p>
          </table:table-cell>
          <table:table-cell office:value-type="string" calcext:value-type="string">
            <text:p>Offsetting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Block in the Back</text:p>
          </table:table-cell>
          <table:table-cell/>
        </table:table-row>
        <table:table-row table:style-name="ro1">
          <table:table-cell office:value-type="string" calcext:value-type="string">
            <text:p>OT1</text:p>
          </table:table-cell>
          <table:table-cell office:value-type="string" calcext:value-type="string">
            <text:p>Chop Block</text:p>
          </table:table-cell>
          <table:table-cell/>
        </table:table-row>
        <table:table-row table:style-name="ro1">
          <table:table-cell office:value-type="string" calcext:value-type="string">
            <text:p>OT2</text:p>
          </table:table-cell>
          <table:table-cell office:value-type="string" calcext:value-type="string">
            <text:p>Clipping</text:p>
          </table:table-cell>
          <table:table-cell/>
        </table:table-row>
        <table:table-row table:style-name="ro1">
          <table:table-cell office:value-type="string" calcext:value-type="string">
            <text:p>OT3</text:p>
          </table:table-cell>
          <table:table-cell office:value-type="string" calcext:value-type="string">
            <text:p>Crackback</text:p>
          </table:table-cell>
          <table:table-cell/>
        </table:table-row>
        <table:table-row table:style-name="ro1">
          <table:table-cell office:value-type="string" calcext:value-type="string">
            <text:p>OT4</text:p>
          </table:table-cell>
          <table:table-cell office:value-type="string" calcext:value-type="string">
            <text:p>De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ay of G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ncerting Signa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jection for 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roach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equipment Vviol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e Mas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lure to Wear Required Equipm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se 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lping Runn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rsecollar Tack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a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 in the 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Blo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C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air Catch Sig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m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Forward P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Helmet Conta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Kic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Mo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articip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lay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Proced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hi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n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Substitu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 of Ki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Touch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use of Ha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legal Wed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eligible Receiver Downfiel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ntional Groun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 Catch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ckoff out of Bou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te H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a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utral Zone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ncontact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Hold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Offs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ensive 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ide Defen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 Inter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d for Targeteing or Horse Coll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 Fo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yer Dis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Hold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unning into the Kic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nap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line Inter?fer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stitution Infr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geting Roughing the Pas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pp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portsmanlike Condu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necessary Roughness</text:p>
          </table:table-cell>
          <table:table-cell/>
        </table:table-row>
      </table:table>
      <table:table table:name="MTSU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Roughing the Passer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Kick Catch Interference</text:p>
          </table:table-cell>
          <table:table-cell table:content-validation-name="val3" office:value-type="string" calcext:value-type="string">
            <text:p>Offsetting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Ineligible Downfield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Chop Block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rsecollar Tackl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Block in the Back</text:p>
          </table:table-cell>
          <table:table-cell table:content-validation-name="val6" office:value-type="string" calcext:value-type="string">
            <text:p>Offsetting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 table:number-rows-repeated="9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Teja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5" office:value-type="string" calcext:value-type="string">
            <text:p>Delay of Gam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Face Mask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neligible Receiver Downfield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5" office:value-type="string" calcext:value-type="string">
            <text:p>Pass Interference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5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Illegal Snap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2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Pass Interferenc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2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 table:number-rows-repeated="8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/>
        </table:table-row>
        <table:table-row table:style-name="ro1"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</table:table-row>
        <table:table-row table:style-name="ro1" table:number-rows-repeated="8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  <table:table-row table:style-name="ro1">
          <table:table-cell table:content-validation-name="val1"/>
          <table:table-cell table:number-columns-repeated="2"/>
          <table:table-cell table:content-validation-name="val4"/>
          <table:table-cell table:number-columns-repeated="3"/>
        </table:table-row>
      </table:table>
      <table:table table:name="South FL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6:54</text:p>
          </table:table-cell>
          <table:table-cell office:value-type="string" calcext:value-type="string">
            <text:p>#3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8:3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3" office:value-type="string" calcext:value-type="string">
            <text:p>Enforced</text:p>
          </table:table-cell>
          <table:table-cell office:value-type="string" calcext:value-type="string">
            <text:p>9:42</text:p>
          </table:table-cell>
          <table:table-cell office:value-type="string" calcext:value-type="string">
            <text:p>#3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Unnecessary Roughness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0:56</text:p>
          </table:table-cell>
          <table:table-cell table:content-validation-name="val9" office:value-type="string" calcext:value-type="string">
            <text:p>#84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13:08</text:p>
          </table:table-cell>
          <table:table-cell office:value-type="string" calcext:value-type="string">
            <text:p>#72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3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table:content-validation-name="val9" office:value-type="string" calcext:value-type="string">
            <text:p>#15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6" office:value-type="string" calcext:value-type="string">
            <text:p>Offsetting</text:p>
          </table:table-cell>
          <table:table-cell office:value-type="string" calcext:value-type="string">
            <text:p>8:40</text:p>
          </table:table-cell>
          <table:table-cell office:value-type="string" calcext:value-type="string">
            <text:p>#7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13:32</text:p>
          </table:table-cell>
          <table:table-cell table:content-validation-name="val9" office:value-type="string" calcext:value-type="string">
            <text:p>Team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0:25</text:p>
          </table:table-cell>
          <table:table-cell office:value-type="string" calcext:value-type="string">
            <text:p>#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3" office:value-type="string" calcext:value-type="string">
            <text:p>Enforced</text:p>
          </table:table-cell>
          <table:table-cell table:content-validation-name="val9" office:value-type="string" calcext:value-type="string">
            <text:p>3:36</text:p>
          </table:table-cell>
          <table:table-cell table:content-validation-name="val9" office:value-type="string" calcext:value-type="string">
            <text:p>#7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6" office:value-type="string" calcext:value-type="string">
            <text:p>Enforced</text:p>
          </table:table-cell>
          <table:table-cell office:value-type="string" calcext:value-type="string">
            <text:p>3:41</text:p>
          </table:table-cell>
          <table:table-cell office:value-type="string" calcext:value-type="string">
            <text:p>#8</text:p>
          </table:table-cell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9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le Miss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1st</text:p>
          </table:table-cell>
          <table:table-cell table:style-name="ce3" table:content-validation-name="val7" office:value-type="string" calcext:value-type="string">
            <text:p>Delay of Game</text:p>
          </table:table-cell>
          <table:table-cell table:style-name="ce3" table:content-validation-name="val3" office:value-type="string" calcext:value-type="string">
            <text:p>Enforced</text:p>
          </table:table-cell>
          <table:table-cell table:style-name="ce7" office:value-type="string" calcext:value-type="string">
            <text:p>2:44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Offensive Offside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4:35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Kickoff out of Bounds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11" office:value-type="string" calcext:value-type="string">
            <text:p>5:42</text:p>
          </table:table-cell>
          <table:table-cell/>
          <table:table-cell table:style-name="ce3" table:content-validation-name="val4" office:value-type="string" calcext:value-type="string">
            <text:p>1st</text:p>
          </table:table-cell>
          <table:table-cell table:style-name="ce3" table:content-validation-name="val10" office:value-type="string" calcext:value-type="string">
            <text:p>Illegal Shift</text:p>
          </table:table-cell>
          <table:table-cell table:style-name="ce3" table:content-validation-name="val6" office:value-type="string" calcext:value-type="string">
            <text:p>Enforced</text:p>
          </table:table-cell>
          <table:table-cell table:style-name="ce7" office:value-type="string" calcext:value-type="string">
            <text:p>2:30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Illegal Shift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2:19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False Start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7:58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Roughing the Passer</text:p>
          </table:table-cell>
          <table:table-cell table:style-name="ce4" table:content-validation-name="val3" office:value-type="string" calcext:value-type="string">
            <text:p>Enforced</text:p>
          </table:table-cell>
          <table:table-cell table:style-name="ce9" table:content-validation-name="val9" office:value-type="string" calcext:value-type="string">
            <text:p>0:30</text:p>
          </table:table-cell>
          <table:table-cell table:content-validation-name="val9"/>
          <table:table-cell table:style-name="ce4" table:content-validation-name="val4" office:value-type="string" calcext:value-type="string">
            <text:p>2nd</text:p>
          </table:table-cell>
          <table:table-cell table:style-name="ce4" table:content-validation-name="val8" office:value-type="string" calcext:value-type="string">
            <text:p>Pass Interference</text:p>
          </table:table-cell>
          <table:table-cell table:style-name="ce4" table:content-validation-name="val6" office:value-type="string" calcext:value-type="string">
            <text:p>Enforced</text:p>
          </table:table-cell>
          <table:table-cell table:style-name="ce11" office:value-type="string" calcext:value-type="string">
            <text:p>1:4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4:09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Face Mask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6:29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Kickoff out of Bounds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3" table:content-validation-name="val9" office:value-type="string" calcext:value-type="string">
            <text:p>11:11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38</text:p>
          </table:table-cell>
          <table:table-cell/>
        </table:table-row>
        <table:table-row table:style-name="ro1">
          <table:table-cell table:style-name="ce5" table:content-validation-name="val1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Targeting</text:p>
          </table:table-cell>
          <table:table-cell table:style-name="ce5" table:content-validation-name="val3" office:value-type="string" calcext:value-type="string">
            <text:p>Enforced</text:p>
          </table:table-cell>
          <table:table-cell table:style-name="ce10" office:value-type="string" calcext:value-type="string">
            <text:p>6:25</text:p>
          </table:table-cell>
          <table:table-cell table:content-validation-name="val9"/>
          <table:table-cell table:style-name="ce5" table:content-validation-name="val4" office:value-type="string" calcext:value-type="string">
            <text:p>3rd</text:p>
          </table:table-cell>
          <table:table-cell table:style-name="ce5" table:content-validation-name="val8" office:value-type="string" calcext:value-type="string">
            <text:p>Holding</text:p>
          </table:table-cell>
          <table:table-cell table:style-name="ce5" table:content-validation-name="val6" office:value-type="string" calcext:value-type="string">
            <text:p>Enforced</text:p>
          </table:table-cell>
          <table:table-cell table:style-name="ce10" office:value-type="string" calcext:value-type="string">
            <text:p>3:27</text:p>
          </table:table-cell>
          <table:table-cell/>
        </table:table-row>
        <table:table-row table:style-name="ro1">
          <table:table-cell table:style-name="ce6" table:content-validation-name="val1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3" office:value-type="string" calcext:value-type="string">
            <text:p>Enforced</text:p>
          </table:table-cell>
          <table:table-cell table:style-name="ce17" table:content-validation-name="val9" office:value-type="string" calcext:value-type="string">
            <text:p>10:27</text:p>
          </table:table-cell>
          <table:table-cell table:content-validation-name="val9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Holding</text:p>
          </table:table-cell>
          <table:table-cell table:style-name="ce6" table:content-validation-name="val6" office:value-type="string" calcext:value-type="string">
            <text:p>Declined</text:p>
          </table:table-cell>
          <table:table-cell table:style-name="ce17" office:value-type="string" calcext:value-type="string">
            <text:p>10:44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style-name="ce6" table:content-validation-name="val4" office:value-type="string" calcext:value-type="string">
            <text:p>4th</text:p>
          </table:table-cell>
          <table:table-cell table:style-name="ce6" table:content-validation-name="val8" office:value-type="string" calcext:value-type="string">
            <text:p>Offside Defense</text:p>
          </table:table-cell>
          <table:table-cell table:style-name="ce6" table:content-validation-name="val6" office:value-type="string" calcext:value-type="string">
            <text:p>Enforced</text:p>
          </table:table-cell>
          <table:table-cell table:style-name="ce17" office:value-type="string" calcext:value-type="string">
            <text:p>1:53</text:p>
          </table:table-cell>
          <table:table-cell/>
        </table:table-row>
        <table:table-row table:style-name="ro1" table:number-rows-repeated="8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6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3"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 table:number-rows-repeated="8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/>
          <table:table-cell table:content-validation-name="val9" table:number-columns-repeated="2"/>
          <table:table-cell table:content-validation-name="val4"/>
          <table:table-cell table:content-validation-name="val8"/>
          <table:table-cell table:number-columns-repeated="3"/>
        </table:table-row>
      </table:table>
      <table:table table:name="Clanga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28</text:p>
          </table:table-cell>
          <table:table-cell table:style-name="ce13"/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False Start</text:p>
          </table:table-cell>
          <table:table-cell table:style-name="ce3" table:content-validation-name="val12" office:value-type="string" calcext:value-type="string">
            <text:p>Enforced</text:p>
          </table:table-cell>
          <table:table-cell table:style-name="ce7" office:value-type="string" calcext:value-type="string">
            <text:p>15:00</text:p>
          </table:table-cell>
          <table:table-cell table:style-name="ce7" office:value-type="string" calcext:value-type="string">
            <text:p>58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office:value-type="string" calcext:value-type="string">
            <text:p>3:30</text:p>
          </table:table-cell>
          <table:table-cell table:style-name="ce7" office:value-type="string" calcext:value-type="string">
            <text:p>84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10" office:value-type="string" calcext:value-type="string">
            <text:p>Offside Defense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6:13</text:p>
          </table:table-cell>
          <table:table-cell table:style-name="ce19" office:value-type="string" calcext:value-type="string">
            <text:p>3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Ineligible Downfield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54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style-name="ce18" table:content-validation-name="val4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Illegal Formation</text:p>
          </table:table-cell>
          <table:table-cell table:style-name="ce18" table:content-validation-name="val12" office:value-type="string" calcext:value-type="string">
            <text:p>Enforced</text:p>
          </table:table-cell>
          <table:table-cell table:style-name="ce19" office:value-type="string" calcext:value-type="string">
            <text:p>4:15</text:p>
          </table:table-cell>
          <table:table-cell table:style-name="ce19"/>
        </table:table-row>
        <table:table-row table:style-name="ro1">
          <table:table-cell table:style-name="ce4" table:content-validation-name="val1" office:value-type="string" calcext:value-type="string">
            <text:p>3rd</text:p>
          </table:table-cell>
          <table:table-cell table:style-name="ce4" table:content-validation-name="val8" office:value-type="string" calcext:value-type="string">
            <text:p>Holding</text:p>
          </table:table-cell>
          <table:table-cell table:style-name="ce4" table:content-validation-name="val11" office:value-type="string" calcext:value-type="string">
            <text:p>Enforced</text:p>
          </table:table-cell>
          <table:table-cell table:style-name="ce11" table:content-validation-name="val9" office:value-type="string" calcext:value-type="string">
            <text:p>1:31</text:p>
          </table:table-cell>
          <table:table-cell table:style-name="ce1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Holding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2:25</text:p>
          </table:table-cell>
          <table:table-cell table:style-name="ce19" table:content-validation-name="val9" office:value-type="string" calcext:value-type="string">
            <text:p>4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18" table:content-validation-name="val1" office:value-type="string" calcext:value-type="string">
            <text:p>4th</text:p>
          </table:table-cell>
          <table:table-cell table:style-name="ce18" table:content-validation-name="val8" office:value-type="string" calcext:value-type="string">
            <text:p>False Start</text:p>
          </table:table-cell>
          <table:table-cell table:style-name="ce18" table:content-validation-name="val11" office:value-type="string" calcext:value-type="string">
            <text:p>Enforced</text:p>
          </table:table-cell>
          <table:table-cell table:style-name="ce19" table:content-validation-name="val9" office:value-type="string" calcext:value-type="string">
            <text:p>10:09</text:p>
          </table:table-cell>
          <table:table-cell table:style-name="ce19" table:content-validation-name="val9" office:value-type="string" calcext:value-type="string">
            <text:p>74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Tm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2" table:default-cell-style-name="ce2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7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10:56</text:p>
          </table:table-cell>
          <table:table-cell table:style-name="ce13" office:value-type="string" calcext:value-type="string">
            <text:p>3</text:p>
          </table:table-cell>
          <table:table-cell table:style-name="ce5" table:content-validation-name="val4" office:value-type="string" calcext:value-type="string">
            <text:p>1st</text:p>
          </table:table-cell>
          <table:table-cell table:style-name="ce5" table:content-validation-name="val10" office:value-type="string" calcext:value-type="string">
            <text:p>Illegal Participation</text:p>
          </table:table-cell>
          <table:table-cell table:style-name="ce5" table:content-validation-name="val12" office:value-type="string" calcext:value-type="string">
            <text:p>Enforced</text:p>
          </table:table-cell>
          <table:table-cell table:style-name="ce13" office:value-type="string" calcext:value-type="string">
            <text:p>1:57</text:p>
          </table:table-cell>
          <table:table-cell table:style-name="ce13"/>
        </table:table-row>
        <table:table-row table:style-name="ro1">
          <table:table-cell table:style-name="ce5" table:content-validation-name="val1" office:value-type="string" calcext:value-type="string">
            <text:p>1st</text:p>
          </table:table-cell>
          <table:table-cell table:style-name="ce5" table:content-validation-name="val8" office:value-type="string" calcext:value-type="string">
            <text:p>False Start</text:p>
          </table:table-cell>
          <table:table-cell table:style-name="ce5" table:content-validation-name="val11" office:value-type="string" calcext:value-type="string">
            <text:p>Enforced</text:p>
          </table:table-cell>
          <table:table-cell table:style-name="ce13" office:value-type="string" calcext:value-type="string">
            <text:p>0:31</text:p>
          </table:table-cell>
          <table:table-cell table:style-name="ce13" office:value-type="string" calcext:value-type="string">
            <text:p>74</text:p>
          </table:table-cell>
          <table:table-cell table:style-name="ce3" table:content-validation-name="val4" office:value-type="string" calcext:value-type="string">
            <text:p>2nd</text:p>
          </table:table-cell>
          <table:table-cell table:style-name="ce3" table:content-validation-name="val10" office:value-type="string" calcext:value-type="string">
            <text:p>Unsportsmanlike Conduct</text:p>
          </table:table-cell>
          <table:table-cell table:style-name="ce3" table:content-validation-name="val12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office:value-type="string" calcext:value-type="string">
            <text:p>19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1:16</text:p>
          </table:table-cell>
          <table:table-cell table:style-name="ce7" table:content-validation-name="val9" office:value-type="string" calcext:value-type="string">
            <text:p>57</text:p>
          </table:table-cell>
          <table:table-cell table:style-name="ce22" table:content-validation-name="val4" office:value-type="string" calcext:value-type="string">
            <text:p>3rd</text:p>
          </table:table-cell>
          <table:table-cell table:style-name="ce22" table:content-validation-name="val8" office:value-type="string" calcext:value-type="string">
            <text:p>False Start</text:p>
          </table:table-cell>
          <table:table-cell table:style-name="ce22" table:content-validation-name="val12" office:value-type="string" calcext:value-type="string">
            <text:p>Enforced</text:p>
          </table:table-cell>
          <table:table-cell table:style-name="ce23" office:value-type="string" calcext:value-type="string">
            <text:p>5:16</text:p>
          </table:table-cell>
          <table:table-cell table:style-name="ce23" office:value-type="string" calcext:value-type="string">
            <text:p>0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0:34</text:p>
          </table:table-cell>
          <table:table-cell table:style-name="ce7" table:content-validation-name="val9" office:value-type="string" calcext:value-type="string">
            <text:p>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Intentional Groun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5:55</text:p>
          </table:table-cell>
          <table:table-cell table:style-name="ce21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Unsportsmanlike Conduct</text:p>
          </table:table-cell>
          <table:table-cell table:style-name="ce3" table:content-validation-name="val11" office:value-type="string" calcext:value-type="string">
            <text:p>Offsetting</text:p>
          </table:table-cell>
          <table:table-cell table:style-name="ce7" office:value-type="string" calcext:value-type="string">
            <text:p>9:57</text:p>
          </table:table-cell>
          <table:table-cell table:style-name="ce7" table:content-validation-name="val9" office:value-type="string" calcext:value-type="string">
            <text:p>13</text:p>
          </table:table-cell>
          <table:table-cell table:style-name="ce20" table:content-validation-name="val4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Holding</text:p>
          </table:table-cell>
          <table:table-cell table:style-name="ce20" table:content-validation-name="val12" office:value-type="string" calcext:value-type="string">
            <text:p>Enforced</text:p>
          </table:table-cell>
          <table:table-cell table:style-name="ce21" office:value-type="string" calcext:value-type="string">
            <text:p>2:58</text:p>
          </table:table-cell>
          <table:table-cell table:style-name="ce21" office:value-type="string" calcext:value-type="string">
            <text:p>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False Start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9:45</text:p>
          </table:table-cell>
          <table:table-cell table:style-name="ce7" table:content-validation-name="val9" office:value-type="string" calcext:value-type="string">
            <text:p>65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Pass Interference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8:04</text:p>
          </table:table-cell>
          <table:table-cell table:style-name="ce7" table:content-validation-name="val9" office:value-type="string" calcext:value-type="string">
            <text:p>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3" table:content-validation-name="val1" office:value-type="string" calcext:value-type="string">
            <text:p>2nd</text:p>
          </table:table-cell>
          <table:table-cell table:style-name="ce3" table:content-validation-name="val8" office:value-type="string" calcext:value-type="string">
            <text:p>Snap Infraction</text:p>
          </table:table-cell>
          <table:table-cell table:style-name="ce3" table:content-validation-name="val11" office:value-type="string" calcext:value-type="string">
            <text:p>Enforced</text:p>
          </table:table-cell>
          <table:table-cell table:style-name="ce7" table:content-validation-name="val9" office:value-type="string" calcext:value-type="string">
            <text:p>1:38</text:p>
          </table:table-cell>
          <table:table-cell table:style-name="ce7" table:content-validation-name="val9" office:value-type="string" calcext:value-type="string">
            <text:p>56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Crackback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8:55</text:p>
          </table:table-cell>
          <table:table-cell table:style-name="ce21"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49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7:25</text:p>
          </table:table-cell>
          <table:table-cell table:style-name="ce21" table:content-validation-name="val9" office:value-type="string" calcext:value-type="string">
            <text:p>77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Defensive Holding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33</text:p>
          </table:table-cell>
          <table:table-cell table:style-name="ce21" table:content-validation-name="val9" office:value-type="string" calcext:value-type="string">
            <text:p>9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Roughing the Passer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3:27</text:p>
          </table:table-cell>
          <table:table-cell table:style-name="ce21" table:content-validation-name="val9" office:value-type="string" calcext:value-type="string">
            <text:p>4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style-name="ce20" table:content-validation-name="val1" office:value-type="string" calcext:value-type="string">
            <text:p>4th</text:p>
          </table:table-cell>
          <table:table-cell table:style-name="ce20" table:content-validation-name="val8" office:value-type="string" calcext:value-type="string">
            <text:p>False Start</text:p>
          </table:table-cell>
          <table:table-cell table:style-name="ce20" table:content-validation-name="val11" office:value-type="string" calcext:value-type="string">
            <text:p>Enforced</text:p>
          </table:table-cell>
          <table:table-cell table:style-name="ce21" table:content-validation-name="val9" office:value-type="string" calcext:value-type="string">
            <text:p>1:36</text:p>
          </table:table-cell>
          <table:table-cell table:style-name="ce21" table:content-validation-name="val9" office:value-type="string" calcext:value-type="string">
            <text:p>81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Ar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4" table:default-cell-style-name="ce2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llegal Forma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4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Participation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0:5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3:39</text:p>
          </table:table-cell>
          <table:table-cell office:value-type="string" calcext:value-type="string">
            <text:p>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7:3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38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Illegal Mo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4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06</text:p>
          </table:table-cell>
          <table:table-cell table:content-validation-name="val9" office:value-type="string" calcext:value-type="string">
            <text:p>7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9:59</text:p>
          </table:table-cell>
          <table:table-cell office:value-type="string" calcext:value-type="string">
            <text:p>23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07</text:p>
          </table:table-cell>
          <table:table-cell table:content-validation-name="val9" office:value-type="string" calcext:value-type="string">
            <text:p>2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UT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6" table:default-cell-style-name="ce2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Snap Infraction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37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14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Delay of Gam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15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Kickoff out of Bound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01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2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19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32</text:p>
          </table:table-cell>
          <table:table-cell office:value-type="string" calcext:value-type="string">
            <text:p>56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07</text:p>
          </table:table-cell>
          <table:table-cell office:value-type="string" calcext:value-type="string">
            <text:p>56</text:p>
          </table:table-cell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LSwh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1:19</text:p>
          </table:table-cell>
          <table:table-cell office:value-type="string" calcext:value-type="string">
            <text:p>Turner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48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02</text:p>
          </table:table-cell>
          <table:table-cell office:value-type="string" calcext:value-type="string">
            <text:p>8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1:01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5:01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4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:28</text:p>
          </table:table-cell>
          <table:table-cell table:content-validation-name="val9" office:value-type="string" calcext:value-type="string">
            <text:p>52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Personal Foul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1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Declined</text:p>
          </table:table-cell>
          <table:table-cell table:content-validation-name="val9" office:value-type="string" calcext:value-type="string">
            <text:p>0:00</text:p>
          </table:table-cell>
          <table:table-cell table:content-validation-name="val9" office:value-type="string" calcext:value-type="string">
            <text:p>65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4:54</text:p>
          </table:table-cell>
          <table:table-cell table:content-validation-name="val9"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Snap Infraction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23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2:54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rsecollar Tackl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3:23</text:p>
          </table:table-cell>
          <table:table-cell office:value-type="string" calcext:value-type="string">
            <text:p>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2:21</text:p>
          </table:table-cell>
          <table:table-cell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1:56</text:p>
          </table:table-cell>
          <table:table-cell/>
        </table:table-row>
        <table:table-row table:style-name="ro1" table:number-rows-repeated="18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K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9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2:02</text:p>
          </table:table-cell>
          <table:table-cell office:value-type="string" calcext:value-type="string">
            <text:p>2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6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/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ce Mask</text:p>
          </table:table-cell>
          <table:table-cell table:content-validation-name="val12" office:value-type="string" calcext:value-type="string">
            <text:p>Offsetting</text:p>
          </table:table-cell>
          <table:table-cell office:value-type="string" calcext:value-type="string">
            <text:p>1:07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Illegal Formation</text:p>
          </table:table-cell>
          <table:table-cell table:content-validation-name="val11" office:value-type="string" calcext:value-type="string">
            <text:p>Declin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45</text:p>
          </table:table-cell>
          <table:table-cell office:value-type="string" calcext:value-type="string">
            <text:p>77</text:p>
          </table:table-cell>
          <table:table-cell table:style-name="ce25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0:49</text:p>
          </table:table-cell>
          <table:table-cell table:content-validation-name="val9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Defensive 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01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53</text:p>
          </table:table-cell>
          <table:table-cell table:content-validation-name="val9" office:value-type="string" calcext:value-type="string">
            <text:p>15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50</text:p>
          </table:table-cell>
          <table:table-cell office:value-type="string" calcext:value-type="string">
            <text:p>73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Roughing the Passer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55</text:p>
          </table:table-cell>
          <table:table-cell table:content-validation-name="val9" office:value-type="string" calcext:value-type="string">
            <text:p>93</text:p>
          </table:table-cell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Illegal Substitution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8:25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:59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 table:number-rows-repeated="19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3"/>
        </table:table-row>
      </table:table>
      <table:table table:name="Cha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Target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8:41</text:p>
          </table:table-cell>
          <table:table-cell office:value-type="string" calcext:value-type="string">
            <text:p>4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Offside Defens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:47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Illegal Snap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9:11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3rd</text:p>
          </table:table-cell>
          <table:table-cell table:content-validation-name="val10" office:value-type="string" calcext:value-type="string">
            <text:p>Illegal Player Downfield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28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36</text:p>
          </table:table-cell>
          <table:table-cell table:content-validation-name="val9" office:value-type="string" calcext:value-type="string">
            <text:p>54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52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47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4th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6:35</text:p>
          </table:table-cell>
          <table:table-cell office:value-type="string" calcext:value-type="string">
            <text:p>5</text:p>
          </table:table-cell>
        </table:table-row>
        <table:table-row table:style-name="ro1" table:number-rows-repeated="22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Bar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3:27</text:p>
          </table:table-cell>
          <table:table-cell office:value-type="string" calcext:value-type="string">
            <text:p>65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4:44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7:21</text:p>
          </table:table-cell>
          <table:table-cell office:value-type="string" calcext:value-type="string">
            <text:p>81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Forward Pass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4:37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Illegal Forward Pass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4:14</text:p>
          </table:table-cell>
          <table:table-cell table:content-validation-name="val9" office:value-type="string" calcext:value-type="string">
            <text:p>4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8" office:value-type="string" calcext:value-type="string">
            <text:p>Block in the Back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0:47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2:51</text:p>
          </table:table-cell>
          <table:table-cell table:content-validation-name="val9" office:value-type="string" calcext:value-type="string">
            <text:p>65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8" office:value-type="string" calcext:value-type="string">
            <text:p>Offensive Offsid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5:00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Delay of Gam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22</text:p>
          </table:table-cell>
          <table:table-cell table:content-validation-name="val9"/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Defensive Offside</text:p>
          </table:table-cell>
          <table:table-cell table:content-validation-name="val12" office:value-type="string" calcext:value-type="string">
            <text:p>Declined</text:p>
          </table:table-cell>
          <table:table-cell office:value-type="string" calcext:value-type="string">
            <text:p>14:09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Personal Foul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3:53</text:p>
          </table:table-cell>
          <table:table-cell table:content-validation-name="val9" office:value-type="string" calcext:value-type="string">
            <text:p>19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Block in the Back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32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Offside Defens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3:14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Illegal Forward Pass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0:43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19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UGA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1st</text:p>
          </table:table-cell>
          <table:table-cell table:content-validation-name="val7" office:value-type="string" calcext:value-type="string">
            <text:p>Ineligible Receiver Downfield</text:p>
          </table:table-cell>
          <table:table-cell table:content-validation-name="val11" office:value-type="string" calcext:value-type="string">
            <text:p>Declined</text:p>
          </table:table-cell>
          <table:table-cell office:value-type="string" calcext:value-type="string">
            <text:p>0:00</text:p>
          </table:table-cell>
          <table:table-cell office:value-type="string" calcext:value-type="string">
            <text:p>65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Illegal Kicking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5:00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8" office:value-type="string" calcext:value-type="string">
            <text:p>Holding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2:22</text:p>
          </table:table-cell>
          <table:table-cell office:value-type="string" calcext:value-type="string">
            <text:p>77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10" office:value-type="string" calcext:value-type="string">
            <text:p>Face Mask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14:51</text:p>
          </table:table-cell>
          <table:table-cell office:value-type="string" calcext:value-type="string">
            <text:p>22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10:36</text:p>
          </table:table-cell>
          <table:table-cell table:content-validation-name="val9" office:value-type="string" calcext:value-type="string">
            <text:p>3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53</text:p>
          </table:table-cell>
          <table:table-cell office:value-type="string" calcext:value-type="string">
            <text:p>55</text:p>
          </table:table-cell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Face Mask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4:30</text:p>
          </table:table-cell>
          <table:table-cell table:content-validation-name="val9" office:value-type="string" calcext:value-type="string">
            <text:p>91</text:p>
          </table:table-cell>
          <table:table-cell table:content-validation-name="val4" office:value-type="string" calcext:value-type="string">
            <text:p>2nd</text:p>
          </table:table-cell>
          <table:table-cell table:content-validation-name="val8" office:value-type="string" calcext:value-type="string">
            <text:p>Pass Interferenc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4:28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Horsecollar Tackle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7:01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2:39</text:p>
          </table:table-cell>
          <table:table-cell office:value-type="string" calcext:value-type="string">
            <text:p>19</text:p>
          </table:table-cell>
        </table:table-row>
        <table:table-row table:style-name="ro1" table:number-rows-repeated="2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table table:name="Michiga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Alabam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Notes:</text:p>
          </table:table-cell>
          <table:table-cell table:style-name="ce1" office:value-type="string" calcext:value-type="string">
            <text:p>Quarter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ime:</text:p>
          </table:table-cell>
          <table:table-cell table:style-name="Default" office:value-type="string" calcext:value-type="string">
            <text:p>Notes:</text:p>
          </table:table-cell>
        </table:table-row>
        <table:table-row table:style-name="ro1">
          <table:table-cell table:content-validation-name="val1" office:value-type="string" calcext:value-type="string">
            <text:p>2nd</text:p>
          </table:table-cell>
          <table:table-cell table:content-validation-name="val7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1:43</text:p>
          </table:table-cell>
          <table:table-cell office:value-type="string" calcext:value-type="string">
            <text:p>56</text:p>
          </table:table-cell>
          <table:table-cell table:content-validation-name="val4" office:value-type="string" calcext:value-type="string">
            <text:p>1st</text:p>
          </table:table-cell>
          <table:table-cell table:content-validation-name="val10" office:value-type="string" calcext:value-type="string">
            <text:p>Personal Foul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0:44</text:p>
          </table:table-cell>
          <table:table-cell office:value-type="string" calcext:value-type="string">
            <text:p>44</text:p>
          </table:table-cell>
        </table:table-row>
        <table:table-row table:style-name="ro1">
          <table:table-cell table:content-validation-name="val1" office:value-type="string" calcext:value-type="string">
            <text:p>3rd</text:p>
          </table:table-cell>
          <table:table-cell table:content-validation-name="val8" office:value-type="string" calcext:value-type="string">
            <text:p>False Start</text:p>
          </table:table-cell>
          <table:table-cell table:content-validation-name="val11" office:value-type="string" calcext:value-type="string">
            <text:p>Enforced</text:p>
          </table:table-cell>
          <table:table-cell office:value-type="string" calcext:value-type="string">
            <text:p>0:15</text:p>
          </table:table-cell>
          <table:table-cell office:value-type="string" calcext:value-type="string">
            <text:p>52</text:p>
          </table:table-cell>
          <table:table-cell table:content-validation-name="val4" office:value-type="string" calcext:value-type="string">
            <text:p>4th</text:p>
          </table:table-cell>
          <table:table-cell table:content-validation-name="val10" office:value-type="string" calcext:value-type="string">
            <text:p>Block in the Back</text:p>
          </table:table-cell>
          <table:table-cell table:content-validation-name="val12" office:value-type="string" calcext:value-type="string">
            <text:p>Enforced</text:p>
          </table:table-cell>
          <table:table-cell office:value-type="string" calcext:value-type="string">
            <text:p>3:10</text:p>
          </table:table-cell>
          <table:table-cell/>
        </table:table-row>
        <table:table-row table:style-name="ro1">
          <table:table-cell table:content-validation-name="val1" office:value-type="string" calcext:value-type="string">
            <text:p>4th</text:p>
          </table:table-cell>
          <table:table-cell table:content-validation-name="val8" office:value-type="string" calcext:value-type="string">
            <text:p>Illegal Substitution</text:p>
          </table:table-cell>
          <table:table-cell table:content-validation-name="val11" office:value-type="string" calcext:value-type="string">
            <text:p>Enforced</text:p>
          </table:table-cell>
          <table:table-cell table:content-validation-name="val9" office:value-type="string" calcext:value-type="string">
            <text:p>7:12</text:p>
          </table:table-cell>
          <table:table-cell table:content-validation-name="val9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 table:number-rows-repeated="24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  <table:table-row table:style-name="ro1">
          <table:table-cell table:content-validation-name="val1"/>
          <table:table-cell table:content-validation-name="val8"/>
          <table:table-cell table:content-validation-name="val11"/>
          <table:table-cell table:content-validation-name="val9" table:number-columns-repeated="2"/>
          <table:table-cell table:content-validation-name="val4"/>
          <table:table-cell table:content-validation-name="val8"/>
          <table:table-cell table:content-validation-name="val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7:32:13.247239648</meta:creation-date>
    <dc:date>2024-01-01T19:13:39.849045876</dc:date>
    <meta:editing-duration>P2DT16H57M</meta:editing-duration>
    <meta:editing-cycles>224</meta:editing-cycles>
    <meta:generator>LibreOffice/7.3.7.2$Linux_X86_64 LibreOffice_project/30$Build-2</meta:generator>
    <meta:document-statistic meta:table-count="15" meta:cell-count="991" meta:object-count="0"/>
  </office:meta>
</office:document-meta>
</file>